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400000D4885F86E40.jpg"/>
  <manifest:file-entry manifest:media-type="image/jpeg" manifest:full-path="Pictures/10000000000009C400000D48F315FEEB.jpg"/>
  <manifest:file-entry manifest:media-type="image/jpeg" manifest:full-path="Pictures/10000000000009C400000D483591851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as-char" svg:width="8.2681in" style:rel-width="100%" svg:height="11.6929in" style:rel-height="100%" draw:z-index="2"><draw:image xlink:href="Pictures/10000000000009C400000D48F315FEEB.jpg" xlink:type="simple" xlink:show="embed" xlink:actuate="onLoad"/></draw:frame><text:soft-page-break/><draw:frame draw:style-name="fr1" draw:name="graphics1" text:anchor-type="as-char" svg:width="8.2681in" style:rel-width="100%" svg:height="11.6929in" style:rel-height="100%" draw:z-index="1"><draw:image xlink:href="Pictures/10000000000009C400000D4885F86E40.jpg" xlink:type="simple" xlink:show="embed" xlink:actuate="onLoad"/></draw:frame><text:soft-page-break/><draw:frame draw:style-name="fr1" draw:name="graphics3" text:anchor-type="as-char" svg:width="8.2681in" style:rel-width="100%" svg:height="11.6929in" style:rel-height="100%" draw:z-index="0"><draw:image xlink:href="Pictures/10000000000009C400000D483591851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domir Cernoch</meta:initial-creator>
    <meta:creation-date>2011-03-09T12:52:35</meta:creation-date>
    <meta:document-statistic meta:table-count="0" meta:image-count="3" meta:object-count="0" meta:page-count="3" meta:paragraph-count="1" meta:word-count="0" meta:character-count="3"/>
    <dc:date>2011-03-09T12:55:35</dc:date>
    <dc:creator>Radomir Cernoch</dc:creator>
    <meta:editing-duration>PT00H03M00S</meta:editing-duration>
    <meta:editing-cycles>1</meta:editing-cycles>
    <meta:generator>OpenOffice.org/3.2$Linux OpenOffice.org_project/320m19$Build-9505</meta:generator>
  </office:meta>
</office:document-meta>
</file>